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Regular" svg:font-family="'Noto Sans CJK T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color="#ededed" draw:textarea-horizontal-align="justify" draw:textarea-vertical-align="middle" draw:auto-grow-height="false" fo:min-height="1.24cm" fo:min-width="2.84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174cm"/>
    </style:style>
    <style:style style:name="gr3" style:family="graphic" style:parent-style-name="standard">
      <style:graphic-properties draw:stroke="none" draw:fill-color="#ededed" draw:textarea-horizontal-align="justify" draw:textarea-vertical-align="middle" draw:auto-grow-height="false" fo:min-height="2.746cm" fo:min-width="2.676cm"/>
    </style:style>
    <style:style style:name="gr4" style:family="graphic" style:parent-style-name="standard">
      <style:graphic-properties draw:stroke="none" svg:stroke-width="0cm" draw:fill="solid" draw:fill-color="#00d35f" draw:textarea-vertical-align="middle" draw:auto-grow-height="false" draw:fit-to-size="false" style:shrink-to-fit="false" fo:min-height="1.015cm" fo:min-width="0.825cm" fo:padding-top="0.125cm" fo:padding-bottom="0.125cm" fo:padding-left="0.25cm" fo:padding-right="0.25cm" fo:wrap-option="no-wrap"/>
    </style:style>
    <style:style style:name="gr5" style:family="graphic" style:parent-style-name="standard">
      <style:graphic-properties draw:stroke="none" draw:fill-color="#ededed" draw:textarea-horizontal-align="justify" draw:textarea-vertical-align="middle" draw:auto-grow-height="false" fo:min-height="1.086cm" fo:min-width="2.856cm"/>
    </style:style>
    <style:style style:name="gr6" style:family="graphic" style:parent-style-name="standard">
      <style:graphic-properties draw:stroke="none" svg:stroke-width="0cm" draw:fill="solid" draw:fill-color="#00d35f" draw:textarea-vertical-align="middle" draw:auto-grow-height="false" draw:fit-to-size="false" style:shrink-to-fit="false" fo:min-height="1.162cm" fo:min-width="0.681cm" fo:padding-top="0.125cm" fo:padding-bottom="0.125cm" fo:padding-left="0.25cm" fo:padding-right="0.25cm" fo:wrap-option="no-wrap"/>
    </style:style>
    <style:style style:name="gr7" style:family="graphic" style:parent-style-name="standard">
      <style:graphic-properties draw:stroke="none" svg:stroke-width="0cm" draw:fill="solid" draw:fill-color="#00d35f"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526cm" fo:min-width="0.572cm"/>
    </style:style>
    <style:style style:name="gr9" style:family="graphic" style:parent-style-name="standard">
      <style:graphic-properties draw:stroke="none" svg:stroke-width="0cm" draw:fill="solid" draw:fill-color="#00d35f" draw:textarea-vertical-align="middle" draw:auto-grow-height="false" draw:fit-to-size="false" style:shrink-to-fit="false" fo:min-height="1.161cm" fo:min-width="0.68cm" fo:padding-top="0.125cm" fo:padding-bottom="0.125cm" fo:padding-left="0.25cm" fo:padding-right="0.25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0.526cm" fo:min-width="0.692cm"/>
    </style:style>
    <style:style style:name="gr11" style:family="graphic" style:parent-style-name="objectwithoutfill">
      <style:graphic-properties svg:stroke-color="#a7a9ac" draw:marker-end="Symmetric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77cm" fo:min-width="2.55cm"/>
    </style:style>
    <style:style style:name="gr13" style:family="graphic" style:parent-style-name="objectwithoutfill">
      <style:graphic-properties svg:stroke-color="#a7a9ac"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26cm" fo:min-width="0.895cm"/>
    </style:style>
    <style:style style:name="gr15" style:family="graphic" style:parent-style-name="standard">
      <style:graphic-properties draw:stroke="none" draw:fill-color="#ededed" draw:textarea-horizontal-align="justify" draw:textarea-vertical-align="middle" draw:auto-grow-height="false" fo:min-height="2.818cm" fo:min-width="3.368cm"/>
    </style:style>
    <style:style style:name="gr16" style:family="graphic" style:parent-style-name="standard">
      <style:graphic-properties draw:stroke="none" svg:stroke-color="#000000" draw:fill="none" draw:fill-color="#ffffff" draw:textarea-horizontal-align="left" draw:auto-grow-height="true" draw:auto-grow-width="true" fo:min-height="1.051cm" fo:min-width="1.3cm"/>
    </style:style>
    <style:style style:name="gr17" style:family="graphic" style:parent-style-name="standard">
      <style:graphic-properties draw:stroke="none" svg:stroke-color="#000000" draw:fill="none" draw:fill-color="#ffffff" draw:textarea-horizontal-align="left" draw:auto-grow-height="true" draw:auto-grow-width="true" fo:min-height="0.869cm" fo:min-width="2.644cm"/>
    </style:style>
    <style:style style:name="gr18" style:family="graphic" style:parent-style-name="standard">
      <style:graphic-properties draw:stroke="none" svg:stroke-width="0cm" draw:fill="solid" draw:fill-color="#00d35f" draw:textarea-vertical-align="middle" draw:auto-grow-height="false" draw:fit-to-size="false" style:shrink-to-fit="false" fo:min-height="0.398cm" fo:min-width="0.179cm" fo:padding-top="0.125cm" fo:padding-bottom="0.125cm" fo:padding-left="0.25cm" fo:padding-right="0.25cm" fo:wrap-option="no-wrap"/>
    </style:style>
    <style:style style:name="gr19" style:family="graphic" style:parent-style-name="objectwithoutfill">
      <style:graphic-properties svg:stroke-width="0.106cm" svg:stroke-color="#a7a9ac" draw:marker-start-width="0.359cm" draw:marker-end="Arrow"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106cm" svg:stroke-color="#a7a9ac" draw:marker-start="Arrow" draw:marker-start-width="0.459cm" draw:marker-end="Arrow" draw:marker-end-width="0.459cm" draw:fill="none" draw:textarea-vertical-align="middle" fo:padding-top="0.178cm" fo:padding-bottom="0.178cm" fo:padding-left="0.303cm" fo:padding-right="0.303cm"/>
    </style:style>
    <style:style style:name="P1" style:family="paragraph">
      <loext:graphic-properties draw:fill-color="#ededed"/>
      <style:paragraph-properties fo:text-align="center"/>
    </style:style>
    <style:style style:name="P2" style:family="paragraph">
      <loext:graphic-properties draw:fill="none" draw:fill-color="#ffffff"/>
      <style:text-properties fo:color="#5f5f5f" style:font-name="Open Sans" fo:font-weight="normal" style:font-weight-asian="normal" style:font-weight-complex="normal"/>
    </style:style>
    <style:style style:name="P3" style:family="paragraph">
      <loext:graphic-properties draw:fill="solid" draw:fill-color="#00d35f"/>
      <style:paragraph-properties fo:text-align="start" style:font-independent-line-spacing="true"/>
      <style:text-properties fo:font-size="18pt"/>
    </style:style>
    <style:style style:name="P4" style:family="paragraph">
      <style:text-properties fo:font-size="17pt" style:font-size-asian="17pt" style:font-size-complex="17pt"/>
    </style:style>
    <style:style style:name="P5" style:family="paragraph">
      <loext:graphic-properties draw:fill="none" draw:fill-color="#ffffff"/>
      <style:text-properties fo:color="#5f5f5f" style:font-name="Open Sans" fo:font-size="17pt" fo:font-weight="normal" style:font-size-asian="17pt" style:font-weight-asian="normal" style:font-size-complex="17pt" style:font-weight-complex="normal"/>
    </style:style>
    <style:style style:name="P6" style:family="paragraph">
      <style:paragraph-properties fo:text-align="end"/>
    </style:style>
    <style:style style:name="P7" style:family="paragraph">
      <loext:graphic-properties draw:fill="none" draw:fill-color="#ffffff"/>
      <style:paragraph-properties fo:text-align="end"/>
      <style:text-properties fo:color="#000000" style:font-name="Open Sans" fo:font-size="11pt" fo:font-weight="normal" style:font-size-asian="11pt" style:font-weight-asian="normal" style:font-size-complex="11pt" style:font-weight-complex="normal"/>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000000" style:font-name="Open Sans" fo:font-size="11pt" fo:font-weight="normal" style:font-size-asian="11pt" style:font-weight-asian="normal" style:font-size-complex="11pt" style:font-weight-complex="normal"/>
    </style:style>
    <style:style style:name="P11" style:family="paragraph">
      <style:paragraph-properties fo:text-align="start"/>
      <style:text-properties style:font-name="Noto Sans CJK TC Regular" style:font-name-asian="Noto Sans CJK TC Regular"/>
    </style:style>
    <style:style style:name="P12" style:family="paragraph">
      <loext:graphic-properties draw:fill="none" draw:fill-color="#ffffff"/>
      <style:paragraph-properties fo:text-align="start"/>
      <style:text-properties fo:color="#000000" style:font-name="Noto Sans CJK TC Regular" fo:font-size="11pt" fo:font-weight="normal" style:font-name-asian="Noto Sans CJK TC Regular" style:font-size-asian="11pt" style:font-weight-asian="normal" style:font-size-complex="11pt" style:font-weight-complex="normal"/>
    </style:style>
    <style:style style:name="P13" style:family="paragraph">
      <style:text-properties style:font-name="Noto Sans CJK TC Regular" style:font-name-asian="Noto Sans CJK TC Regular"/>
    </style:style>
    <style:style style:name="P14" style:family="paragraph">
      <loext:graphic-properties draw:fill="none" draw:fill-color="#ffffff"/>
      <style:text-properties fo:color="#5f5f5f" style:font-name="Noto Sans CJK TC Regular" fo:font-weight="normal" style:font-name-asian="Noto Sans CJK TC Regular" style:font-weight-asian="normal" style:font-weight-complex="normal"/>
    </style:style>
    <style:style style:name="T1" style:family="text">
      <style:text-properties fo:color="#5f5f5f" style:font-name="Open Sans" fo:font-weight="normal" style:font-weight-asian="normal" style:font-weight-complex="normal"/>
    </style:style>
    <style:style style:name="T2" style:family="text">
      <style:text-properties fo:color="#5f5f5f" style:font-name="Open Sans" fo:font-size="17pt" fo:font-weight="normal" style:font-size-asian="17pt" style:font-weight-asian="normal" style:font-size-complex="17pt" style:font-weight-complex="normal"/>
    </style:style>
    <style:style style:name="T3" style:family="text">
      <style:text-properties fo:color="#5f5f5f" style:font-name="Noto Sans CJK TC Regular" fo:font-size="17pt" fo:font-weight="normal" style:font-name-asian="Noto Sans CJK TC Regular" style:font-size-asian="17pt" style:font-weight-asian="normal" style:font-size-complex="17pt" style:font-weight-complex="normal"/>
    </style:style>
    <style:style style:name="T4" style:family="text">
      <style:text-properties fo:color="#000000" style:font-name="Open Sans" fo:font-size="11pt" fo:font-weight="normal" style:font-size-asian="11pt" style:font-weight-asian="normal" style:font-size-complex="11pt" style:font-weight-complex="normal"/>
    </style:style>
    <style:style style:name="T5" style:family="text">
      <style:text-properties fo:color="#000000" style:font-name="Noto Sans CJK TC Regular" fo:font-size="11pt" fo:font-weight="normal" style:font-name-asian="Noto Sans CJK TC Regular" style:font-size-asian="11pt" style:font-weight-asian="normal" style:font-size-complex="11pt" style:font-weight-complex="normal"/>
    </style:style>
    <style:style style:name="T6" style:family="text">
      <style:text-properties fo:color="#5f5f5f" style:font-name="Noto Sans CJK TC Regular" fo:font-weight="normal" style:font-name-asian="Noto Sans CJK TC Regular"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7" draw:id="id17">
          <draw:custom-shape draw:style-name="gr1" draw:text-style-name="P1" xml:id="id11" draw:id="id11" draw:layer="layout" svg:width="3.5cm" svg:height="1.65cm" svg:x="5.487cm" svg:y="11.2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2.674cm" svg:height="1.119cm" svg:x="5.9cm" svg:y="11.491cm">
            <draw:text-box>
              <text:p><text:span text:style-name="T1">GRUB2</text:span></text:p>
            </draw:text-box>
          </draw:frame>
        </draw:g>
        <draw:g>
          <draw:custom-shape draw:style-name="gr3" draw:text-style-name="P1" xml:id="id10" draw:id="id10" draw:layer="layout" svg:width="3.5cm" svg:height="3.32cm" svg:x="5.487cm" svg:y="5.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2" draw:layer="layout" svg:width="2.674cm" svg:height="1.119cm" svg:x="6.2cm" svg:y="5.752cm">
              <draw:text-box>
                <text:p><text:span text:style-name="T1">Shim</text:span></text:p>
              </draw:text-box>
            </draw:frame>
            <draw:custom-shape draw:name="Freeform 78" draw:style-name="gr4" draw:text-style-name="P3" xml:id="id6" draw:id="id6" draw:layer="layout" svg:width="1.324cm" svg:height="1.264cm" draw:transform="rotate (-0.124791041517594) translate (6.659cm 6.834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g>
          <draw:custom-shape draw:style-name="gr5" draw:text-style-name="P1" xml:id="id9" draw:id="id9" draw:layer="layout" svg:width="3.5cm" svg:height="1.48cm" svg:x="5.487cm" svg:y="1.56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3.54cm" svg:height="1.141cm" svg:x="5.5cm" svg:y="1.747cm">
            <draw:text-box>
              <text:p text:style-name="P4"><text:span text:style-name="T2">KEK</text:span><text:span text:style-name="T3">資料庫</text:span></text:p>
            </draw:text-box>
          </draw:frame>
        </draw:g>
        <draw:g draw:name="Group 8" xml:id="id2" draw:id="id2">
          <draw:custom-shape draw:name="Freeform 76" draw:style-name="gr6" draw:text-style-name="P3" draw:layer="layout" svg:width="1.18cm" svg:height="1.411cm" svg:x="4.72cm" svg:y="0.53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409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8" draw:text-style-name="P7" xml:id="id1" draw:id="id1" draw:layer="layout" svg:width="1.072cm" svg:height="0.78cm" svg:x="2.478cm" svg:y="0.341cm">
          <draw:text-box>
            <text:p text:style-name="P6"><text:span text:style-name="T4">PK</text:span></text:p>
          </draw:text-box>
        </draw:frame>
        <draw:g draw:name="Group 8" xml:id="id4" draw:id="id4">
          <draw:custom-shape draw:name="Freeform 76" draw:style-name="gr9" draw:text-style-name="P3" draw:layer="layout" svg:width="1.18cm" svg:height="1.411cm" svg:x="4.72cm" svg:y="4.50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5.38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0" draw:text-style-name="P7" xml:id="id3" draw:id="id3" draw:layer="layout" svg:width="1.192cm" svg:height="0.78cm" svg:x="2.458cm" svg:y="4.34cm">
          <draw:text-box>
            <text:p text:style-name="P6"><text:span text:style-name="T4">KE</text:span><text:span text:style-name="T4">K</text:span></text:p>
          </draw:text-box>
        </draw:frame>
        <draw:connector draw:style-name="gr11" draw:text-style-name="P8" draw:layer="layout" draw:type="curve" svg:x1="3.55cm" svg:y1="0.731cm" svg:x2="4.72cm" svg:y2="1.235cm" draw:start-shape="id1" draw:start-glue-point="1" draw:end-shape="id2" svg:d="M3550 731c877 0 293 504 1170 504" svg:viewBox="0 0 1171 505">
          <text:p/>
        </draw:connector>
        <draw:connector draw:style-name="gr11" draw:text-style-name="P8" draw:layer="layout" draw:type="curve" svg:x1="3.65cm" svg:y1="4.73cm" svg:x2="4.72cm" svg:y2="5.21cm" draw:start-shape="id3" draw:start-glue-point="1" draw:end-shape="id4" svg:d="M3650 4730c802 0 268 480 1070 480" svg:viewBox="0 0 1071 481">
          <text:p/>
        </draw:connector>
        <draw:frame draw:style-name="gr12" draw:text-style-name="P10" xml:id="id5" draw:id="id5" draw:layer="layout" svg:width="3.088cm" svg:height="0.827cm" svg:x="0.6cm" svg:y="6.59cm">
          <draw:text-box>
            <text:p text:style-name="P9"><text:span text:style-name="T4">SUSE</text:span><text:span text:style-name="T5">公用金鑰</text:span></text:p>
          </draw:text-box>
        </draw:frame>
        <draw:connector draw:style-name="gr13" draw:text-style-name="P8" draw:layer="layout" draw:type="curve" svg:x1="3.688cm" svg:y1="7.003cm" svg:x2="6.58cm" svg:y2="7.461cm" draw:start-shape="id5" draw:start-glue-point="1" draw:end-shape="id6" svg:d="M3688 7003c2217 0 771 458 2892 458" svg:viewBox="0 0 2893 459">
          <text:p/>
        </draw:connector>
        <draw:g draw:name="Group 8" xml:id="id8" draw:id="id8">
          <draw:custom-shape draw:name="Freeform 76" draw:style-name="gr6" draw:text-style-name="P3" draw:layer="layout" svg:width="1.18cm" svg:height="1.411cm" svg:x="4.72cm" svg:y="10.1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5cm" svg:y="11.0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7" xml:id="id7" draw:id="id7" draw:layer="layout" svg:width="1.395cm" svg:height="0.78cm" svg:x="2.255cm" svg:y="9.966cm">
          <draw:text-box>
            <text:p text:style-name="P6"><text:span text:style-name="T4">MOK</text:span></text:p>
          </draw:text-box>
        </draw:frame>
        <draw:connector draw:style-name="gr11" draw:text-style-name="P8" draw:layer="layout" draw:type="curve" svg:x1="3.65cm" svg:y1="10.356cm" svg:x2="4.72cm" svg:y2="10.86cm" draw:start-shape="id7" draw:start-glue-point="1" draw:end-shape="id8" svg:d="M3650 10356c802 0 268 504 1070 504" svg:viewBox="0 0 1071 505">
          <text:p/>
        </draw:connector>
        <draw:custom-shape draw:style-name="gr15" draw:text-style-name="P1" xml:id="id14" draw:id="id14" draw:layer="layout" svg:width="4.2cm" svg:height="3.4cm" svg:x="12.572cm" svg:y="5.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 xml:id="id13" draw:id="id13">
          <draw:custom-shape draw:name="Freeform 76" draw:style-name="gr6" draw:text-style-name="P3" draw:layer="layout" svg:width="1.18cm" svg:height="1.411cm" svg:x="16.366cm" svg:y="4.4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16.861cm" svg:y="5.3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6" draw:text-style-name="P12" xml:id="id12" draw:id="id12" draw:layer="layout" svg:width="1.8cm" svg:height="1.403cm" svg:x="18.9cm" svg:y="3.965cm">
          <draw:text-box>
            <text:p text:style-name="P11"><text:span text:style-name="T5">開</text:span><text:span text:style-name="T5">機</text:span></text:p>
            <text:p text:style-name="P11"><text:span text:style-name="T5">變</text:span><text:span text:style-name="T5">數</text:span></text:p>
          </draw:text-box>
        </draw:frame>
        <draw:g>
          <draw:frame draw:style-name="gr17" draw:text-style-name="P2" draw:layer="layout" svg:width="3.4cm" svg:height="1.191cm" svg:x="13cm" svg:y="6.093cm">
            <draw:text-box>
              <text:p><text:span text:style-name="T1">MOK</text:span><text:span text:style-name="T6">清單</text:span></text:p>
            </draw:text-box>
          </draw:frame>
          <draw:g>
            <draw:custom-shape draw:name="Freeform 78" draw:style-name="gr18" draw:text-style-name="P3" draw:layer="layout" svg:width="0.678cm" svg:height="0.647cm" svg:x="13.544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4.333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custom-shape draw:name="Freeform 78" draw:style-name="gr18" draw:text-style-name="P3" draw:layer="layout" svg:width="0.678cm" svg:height="0.647cm" svg:x="15.122cm" svg:y="7.493cm">
              <text:p/>
              <draw:enhanced-geometry draw:mirror-horizontal="false" draw:mirror-vertical="false" svg:viewBox="0 0 0 0" drawooo:sub-view-size="584 555" draw:text-areas="0 0 ?f78 ?f79" draw:type="ooxml-non-primitive" draw:enhanced-path="M 580 484 L 580 484 C 390 294 390 294 390 294 401 284 401 284 401 284 405 280 405 274 401 270 350 218 350 218 350 218 354 206 361 179 355 147 350 113 329 52 257 21 210 1 164 0 121 19 69 43 37 88 29 112 13 161 0 252 92 316 146 354 208 343 228 339 279 390 279 390 279 390 283 394 290 394 294 390 312 372 312 372 312 372 358 418 358 418 358 418 360 420 362 421 365 421 L 365 421 C 391 421 391 421 391 421 393 474 393 474 393 474 393 477 396 479 398 481 399 483 402 483 405 483 459 480 459 480 459 480 461 519 461 519 461 519 461 525 465 529 472 530 493 530 493 530 493 530 513 551 513 551 513 551 515 553 518 554 520 554 522 554 522 554 523 554 574 549 574 549 574 549 579 547 583 543 583 538 583 491 583 491 583 491 583 488 582 486 580 484 Z M 187 243 L 187 243 C 150 243 119 212 119 175 119 137 150 107 187 107 225 107 255 137 255 175 255 212 225 243 187 243 Z N">
                <draw:equation draw:name="f0" draw:formula="580*logwidth/584"/>
                <draw:equation draw:name="f1" draw:formula="484*logheight/555"/>
                <draw:equation draw:name="f2" draw:formula="580*logwidth/584"/>
                <draw:equation draw:name="f3" draw:formula="484*logheight/555"/>
                <draw:equation draw:name="f4" draw:formula="390*logwidth/584"/>
                <draw:equation draw:name="f5" draw:formula="294*logheight/555"/>
                <draw:equation draw:name="f6" draw:formula="401*logwidth/584"/>
                <draw:equation draw:name="f7" draw:formula="284*logheight/555"/>
                <draw:equation draw:name="f8" draw:formula="401*logwidth/584"/>
                <draw:equation draw:name="f9" draw:formula="270*logheight/555"/>
                <draw:equation draw:name="f10" draw:formula="350*logwidth/584"/>
                <draw:equation draw:name="f11" draw:formula="218*logheight/555"/>
                <draw:equation draw:name="f12" draw:formula="355*logwidth/584"/>
                <draw:equation draw:name="f13" draw:formula="147*logheight/555"/>
                <draw:equation draw:name="f14" draw:formula="257*logwidth/584"/>
                <draw:equation draw:name="f15" draw:formula="21*logheight/555"/>
                <draw:equation draw:name="f16" draw:formula="121*logwidth/584"/>
                <draw:equation draw:name="f17" draw:formula="19*logheight/555"/>
                <draw:equation draw:name="f18" draw:formula="29*logwidth/584"/>
                <draw:equation draw:name="f19" draw:formula="112*logheight/555"/>
                <draw:equation draw:name="f20" draw:formula="92*logwidth/584"/>
                <draw:equation draw:name="f21" draw:formula="316*logheight/555"/>
                <draw:equation draw:name="f22" draw:formula="228*logwidth/584"/>
                <draw:equation draw:name="f23" draw:formula="339*logheight/555"/>
                <draw:equation draw:name="f24" draw:formula="279*logwidth/584"/>
                <draw:equation draw:name="f25" draw:formula="390*logheight/555"/>
                <draw:equation draw:name="f26" draw:formula="294*logwidth/584"/>
                <draw:equation draw:name="f27" draw:formula="390*logheight/555"/>
                <draw:equation draw:name="f28" draw:formula="312*logwidth/584"/>
                <draw:equation draw:name="f29" draw:formula="372*logheight/555"/>
                <draw:equation draw:name="f30" draw:formula="358*logwidth/584"/>
                <draw:equation draw:name="f31" draw:formula="418*logheight/555"/>
                <draw:equation draw:name="f32" draw:formula="365*logwidth/584"/>
                <draw:equation draw:name="f33" draw:formula="421*logheight/555"/>
                <draw:equation draw:name="f34" draw:formula="365*logwidth/584"/>
                <draw:equation draw:name="f35" draw:formula="421*logheight/555"/>
                <draw:equation draw:name="f36" draw:formula="391*logwidth/584"/>
                <draw:equation draw:name="f37" draw:formula="421*logheight/555"/>
                <draw:equation draw:name="f38" draw:formula="393*logwidth/584"/>
                <draw:equation draw:name="f39" draw:formula="474*logheight/555"/>
                <draw:equation draw:name="f40" draw:formula="398*logwidth/584"/>
                <draw:equation draw:name="f41" draw:formula="481*logheight/555"/>
                <draw:equation draw:name="f42" draw:formula="405*logwidth/584"/>
                <draw:equation draw:name="f43" draw:formula="483*logheight/555"/>
                <draw:equation draw:name="f44" draw:formula="459*logwidth/584"/>
                <draw:equation draw:name="f45" draw:formula="480*logheight/555"/>
                <draw:equation draw:name="f46" draw:formula="461*logwidth/584"/>
                <draw:equation draw:name="f47" draw:formula="519*logheight/555"/>
                <draw:equation draw:name="f48" draw:formula="472*logwidth/584"/>
                <draw:equation draw:name="f49" draw:formula="530*logheight/555"/>
                <draw:equation draw:name="f50" draw:formula="493*logwidth/584"/>
                <draw:equation draw:name="f51" draw:formula="530*logheight/555"/>
                <draw:equation draw:name="f52" draw:formula="513*logwidth/584"/>
                <draw:equation draw:name="f53" draw:formula="551*logheight/555"/>
                <draw:equation draw:name="f54" draw:formula="520*logwidth/584"/>
                <draw:equation draw:name="f55" draw:formula="554*logheight/555"/>
                <draw:equation draw:name="f56" draw:formula="523*logwidth/584"/>
                <draw:equation draw:name="f57" draw:formula="554*logheight/555"/>
                <draw:equation draw:name="f58" draw:formula="574*logwidth/584"/>
                <draw:equation draw:name="f59" draw:formula="549*logheight/555"/>
                <draw:equation draw:name="f60" draw:formula="583*logwidth/584"/>
                <draw:equation draw:name="f61" draw:formula="538*logheight/555"/>
                <draw:equation draw:name="f62" draw:formula="583*logwidth/584"/>
                <draw:equation draw:name="f63" draw:formula="491*logheight/555"/>
                <draw:equation draw:name="f64" draw:formula="580*logwidth/584"/>
                <draw:equation draw:name="f65" draw:formula="484*logheight/555"/>
                <draw:equation draw:name="f66" draw:formula="187*logwidth/584"/>
                <draw:equation draw:name="f67" draw:formula="243*logheight/555"/>
                <draw:equation draw:name="f68" draw:formula="187*logwidth/584"/>
                <draw:equation draw:name="f69" draw:formula="243*logheight/555"/>
                <draw:equation draw:name="f70" draw:formula="119*logwidth/584"/>
                <draw:equation draw:name="f71" draw:formula="175*logheight/555"/>
                <draw:equation draw:name="f72" draw:formula="187*logwidth/584"/>
                <draw:equation draw:name="f73" draw:formula="107*logheight/555"/>
                <draw:equation draw:name="f74" draw:formula="255*logwidth/584"/>
                <draw:equation draw:name="f75" draw:formula="175*logheight/555"/>
                <draw:equation draw:name="f76" draw:formula="187*logwidth/584"/>
                <draw:equation draw:name="f77" draw:formula="243*logheight/555"/>
                <draw:equation draw:name="f78" draw:formula="logwidth"/>
                <draw:equation draw:name="f79" draw:formula="logheight"/>
              </draw:enhanced-geometry>
            </draw:custom-shape>
          </draw:g>
        </draw:g>
        <draw:connector draw:style-name="gr19" draw:text-style-name="P8" draw:layer="layout" draw:type="line" svg:x1="7.237cm" svg:y1="3.046cm" svg:x2="7.237cm" svg:y2="5.442cm" draw:start-shape="id9" draw:start-glue-point="2" draw:end-shape="id10" draw:end-glue-point="0" svg:d="M7237 3046v2396" svg:viewBox="0 0 1 2397">
          <text:p/>
        </draw:connector>
        <draw:connector draw:style-name="gr19" draw:text-style-name="P8" draw:layer="layout" draw:type="line" svg:x1="7.266cm" svg:y1="8.762cm" svg:x2="7.237cm" svg:y2="11.225cm" draw:end-shape="id11" draw:end-glue-point="0" svg:d="M7266 8762l-29 2463" svg:viewBox="0 0 30 2464">
          <text:p/>
        </draw:connector>
        <draw:connector draw:style-name="gr13" draw:text-style-name="P8" draw:layer="layout" draw:type="curve" svg:x1="18.9cm" svg:y1="4.666cm" svg:x2="17.546cm" svg:y2="5.16cm" draw:start-shape="id12" draw:start-glue-point="3" draw:end-shape="id13" svg:d="M18900 4666c-1014 0-337 494-1354 494" svg:viewBox="0 0 1355 495">
          <text:p/>
        </draw:connector>
        <draw:connector draw:style-name="gr20" draw:text-style-name="P8" draw:layer="layout" draw:type="line" svg:x1="8.987cm" svg:y1="7.102cm" svg:x2="12.572cm" svg:y2="7.116cm" draw:start-shape="id10" draw:start-glue-point="1" draw:end-shape="id14" draw:end-glue-point="3" svg:d="M8987 7102l3585 14" svg:viewBox="0 0 3586 15">
          <text:p/>
        </draw:connector>
        <draw:g xml:id="id18" draw:id="id18">
          <draw:custom-shape draw:style-name="gr1" draw:text-style-name="P1" draw:layer="layout" svg:width="3.5cm" svg:height="1.65cm" svg:x="5.488cm" svg:y="15.7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4" draw:layer="layout" svg:width="2.674cm" svg:height="1.191cm" svg:x="6.301cm" svg:y="15.991cm">
            <draw:text-box>
              <text:p text:style-name="P13"><text:span text:style-name="T6">核心</text:span></text:p>
            </draw:text-box>
          </draw:frame>
        </draw:g>
        <draw:g draw:name="Group 8" xml:id="id16" draw:id="id16">
          <draw:custom-shape draw:name="Freeform 76" draw:style-name="gr6" draw:text-style-name="P3" draw:layer="layout" svg:width="1.18cm" svg:height="1.411cm" svg:x="4.721cm" svg:y="14.655cm">
            <text:p/>
            <draw:enhanced-geometry draw:mirror-horizontal="false" draw:mirror-vertical="false" svg:viewBox="0 0 0 0" drawooo:sub-view-size="516 618" draw:text-areas="0 0 ?f64 ?f65" draw:type="ooxml-non-primitive" draw:enhanced-path="M 474 245 L 474 245 C 460 245 460 245 460 245 461 235 462 225 462 216 462 97 372 0 260 0 149 0 58 97 58 216 58 225 59 235 60 245 43 245 43 245 43 245 20 245 0 263 0 287 0 575 0 575 0 575 0 599 20 617 43 617 474 617 474 617 474 617 497 617 515 599 515 575 515 287 515 287 515 287 515 263 497 245 474 245 Z M 271 492 L 271 492 C 271 545 271 545 271 545 271 550 266 555 260 555 254 555 250 550 250 545 250 492 250 492 250 492 219 487 195 460 195 428 195 393 224 363 260 363 296 363 325 393 325 428 325 460 301 487 271 492 Z M 438 245 L 438 245 C 81 245 81 245 81 245 80 235 79 225 79 216 79 108 160 22 260 22 360 22 441 108 441 216 441 225 440 235 438 245 Z N">
              <draw:equation draw:name="f0" draw:formula="474*logwidth/516"/>
              <draw:equation draw:name="f1" draw:formula="245*logheight/618"/>
              <draw:equation draw:name="f2" draw:formula="474*logwidth/516"/>
              <draw:equation draw:name="f3" draw:formula="245*logheight/618"/>
              <draw:equation draw:name="f4" draw:formula="460*logwidth/516"/>
              <draw:equation draw:name="f5" draw:formula="245*logheight/618"/>
              <draw:equation draw:name="f6" draw:formula="462*logwidth/516"/>
              <draw:equation draw:name="f7" draw:formula="216*logheight/618"/>
              <draw:equation draw:name="f8" draw:formula="260*logwidth/516"/>
              <draw:equation draw:name="f9" draw:formula="0*logheight/618"/>
              <draw:equation draw:name="f10" draw:formula="58*logwidth/516"/>
              <draw:equation draw:name="f11" draw:formula="216*logheight/618"/>
              <draw:equation draw:name="f12" draw:formula="60*logwidth/516"/>
              <draw:equation draw:name="f13" draw:formula="245*logheight/618"/>
              <draw:equation draw:name="f14" draw:formula="43*logwidth/516"/>
              <draw:equation draw:name="f15" draw:formula="245*logheight/618"/>
              <draw:equation draw:name="f16" draw:formula="0*logwidth/516"/>
              <draw:equation draw:name="f17" draw:formula="287*logheight/618"/>
              <draw:equation draw:name="f18" draw:formula="0*logwidth/516"/>
              <draw:equation draw:name="f19" draw:formula="575*logheight/618"/>
              <draw:equation draw:name="f20" draw:formula="43*logwidth/516"/>
              <draw:equation draw:name="f21" draw:formula="617*logheight/618"/>
              <draw:equation draw:name="f22" draw:formula="474*logwidth/516"/>
              <draw:equation draw:name="f23" draw:formula="617*logheight/618"/>
              <draw:equation draw:name="f24" draw:formula="515*logwidth/516"/>
              <draw:equation draw:name="f25" draw:formula="575*logheight/618"/>
              <draw:equation draw:name="f26" draw:formula="515*logwidth/516"/>
              <draw:equation draw:name="f27" draw:formula="287*logheight/618"/>
              <draw:equation draw:name="f28" draw:formula="474*logwidth/516"/>
              <draw:equation draw:name="f29" draw:formula="245*logheight/618"/>
              <draw:equation draw:name="f30" draw:formula="271*logwidth/516"/>
              <draw:equation draw:name="f31" draw:formula="492*logheight/618"/>
              <draw:equation draw:name="f32" draw:formula="271*logwidth/516"/>
              <draw:equation draw:name="f33" draw:formula="492*logheight/618"/>
              <draw:equation draw:name="f34" draw:formula="271*logwidth/516"/>
              <draw:equation draw:name="f35" draw:formula="545*logheight/618"/>
              <draw:equation draw:name="f36" draw:formula="260*logwidth/516"/>
              <draw:equation draw:name="f37" draw:formula="555*logheight/618"/>
              <draw:equation draw:name="f38" draw:formula="250*logwidth/516"/>
              <draw:equation draw:name="f39" draw:formula="545*logheight/618"/>
              <draw:equation draw:name="f40" draw:formula="250*logwidth/516"/>
              <draw:equation draw:name="f41" draw:formula="492*logheight/618"/>
              <draw:equation draw:name="f42" draw:formula="195*logwidth/516"/>
              <draw:equation draw:name="f43" draw:formula="428*logheight/618"/>
              <draw:equation draw:name="f44" draw:formula="260*logwidth/516"/>
              <draw:equation draw:name="f45" draw:formula="363*logheight/618"/>
              <draw:equation draw:name="f46" draw:formula="325*logwidth/516"/>
              <draw:equation draw:name="f47" draw:formula="428*logheight/618"/>
              <draw:equation draw:name="f48" draw:formula="271*logwidth/516"/>
              <draw:equation draw:name="f49" draw:formula="492*logheight/618"/>
              <draw:equation draw:name="f50" draw:formula="438*logwidth/516"/>
              <draw:equation draw:name="f51" draw:formula="245*logheight/618"/>
              <draw:equation draw:name="f52" draw:formula="438*logwidth/516"/>
              <draw:equation draw:name="f53" draw:formula="245*logheight/618"/>
              <draw:equation draw:name="f54" draw:formula="81*logwidth/516"/>
              <draw:equation draw:name="f55" draw:formula="245*logheight/618"/>
              <draw:equation draw:name="f56" draw:formula="79*logwidth/516"/>
              <draw:equation draw:name="f57" draw:formula="216*logheight/618"/>
              <draw:equation draw:name="f58" draw:formula="260*logwidth/516"/>
              <draw:equation draw:name="f59" draw:formula="22*logheight/618"/>
              <draw:equation draw:name="f60" draw:formula="441*logwidth/516"/>
              <draw:equation draw:name="f61" draw:formula="216*logheight/618"/>
              <draw:equation draw:name="f62" draw:formula="438*logwidth/516"/>
              <draw:equation draw:name="f63" draw:formula="245*logheight/618"/>
              <draw:equation draw:name="f64" draw:formula="logwidth"/>
              <draw:equation draw:name="f65" draw:formula="logheight"/>
            </draw:enhanced-geometry>
          </draw:custom-shape>
          <draw:custom-shape draw:name="Freeform 77" draw:style-name="gr7" draw:text-style-name="P3" draw:layer="layout" svg:width="0.2cm" svg:height="0.2cm" svg:x="5.216cm" svg:y="15.534cm">
            <text:p/>
            <draw:enhanced-geometry draw:mirror-horizontal="false" draw:mirror-vertical="false" svg:viewBox="0 0 0 0" drawooo:sub-view-size="89 90" draw:text-areas="0 0 ?f12 ?f13" draw:type="ooxml-non-primitive" draw:enhanced-path="M 44 0 L 44 0 C 19 0 0 20 0 44 0 69 19 89 44 89 68 89 88 69 88 44 88 20 68 0 44 0 N">
              <draw:equation draw:name="f0" draw:formula="44*logwidth/89"/>
              <draw:equation draw:name="f1" draw:formula="0*logheight/90"/>
              <draw:equation draw:name="f2" draw:formula="44*logwidth/89"/>
              <draw:equation draw:name="f3" draw:formula="0*logheight/90"/>
              <draw:equation draw:name="f4" draw:formula="0*logwidth/89"/>
              <draw:equation draw:name="f5" draw:formula="44*logheight/90"/>
              <draw:equation draw:name="f6" draw:formula="44*logwidth/89"/>
              <draw:equation draw:name="f7" draw:formula="89*logheight/90"/>
              <draw:equation draw:name="f8" draw:formula="88*logwidth/89"/>
              <draw:equation draw:name="f9" draw:formula="44*logheight/90"/>
              <draw:equation draw:name="f10" draw:formula="44*logwidth/89"/>
              <draw:equation draw:name="f11" draw:formula="0*logheight/90"/>
              <draw:equation draw:name="f12" draw:formula="logwidth"/>
              <draw:equation draw:name="f13" draw:formula="logheight"/>
            </draw:enhanced-geometry>
          </draw:custom-shape>
        </draw:g>
        <draw:frame draw:style-name="gr14" draw:text-style-name="P7" xml:id="id15" draw:id="id15" draw:layer="layout" svg:width="1.395cm" svg:height="0.78cm" svg:x="2.256cm" svg:y="14.466cm">
          <draw:text-box>
            <text:p text:style-name="P6"><text:span text:style-name="T4">MOK</text:span></text:p>
          </draw:text-box>
        </draw:frame>
        <draw:connector draw:style-name="gr11" draw:text-style-name="P8" draw:layer="layout" draw:type="curve" svg:x1="3.651cm" svg:y1="14.856cm" svg:x2="4.721cm" svg:y2="15.36cm" draw:start-shape="id15" draw:start-glue-point="1" draw:end-shape="id16" svg:d="M3651 14856c802 0 268 504 1070 504" svg:viewBox="0 0 1071 505">
          <text:p/>
        </draw:connector>
        <draw:connector draw:style-name="gr19" draw:text-style-name="P8" draw:layer="layout" draw:type="line" svg:x1="7.237cm" svg:y1="12.875cm" svg:x2="7.238cm" svg:y2="15.725cm" draw:start-shape="id17" draw:start-glue-point="2" draw:end-shape="id18" draw:end-glue-point="0" svg:d="M7237 12875l1 2850" svg:viewBox="0 0 2 28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Regular" svg:font-family="'Noto Sans CJK T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5cm" fo:page-height="1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3T14:48:45.330628649</meta:creation-date>
    <dc:date>2018-06-14T00:40:00.218510463</dc:date>
    <meta:editing-duration>PT56M48S</meta:editing-duration>
    <meta:editing-cycles>34</meta:editing-cycles>
    <meta:generator>LibreOffice/6.0.3.2$Linux_X86_64 LibreOffice_project/00m0$Build-2</meta:generator>
    <meta:document-statistic meta:object-count="52"/>
  </office:meta>
</office:document-meta>
</file>